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 fo:padding="0in" fo:border="none"/>
    </style:style>
    <style:style style:name="P6" style:family="paragraph" style:parent-style-name="Heading_20_2">
      <style:paragraph-properties fo:padding="0in" fo:border="none"/>
    </style:style>
    <style:style style:name="P7" style:family="paragraph" style:parent-style-name="Heading_20_1" style:master-page-name="Standard">
      <style:paragraph-properties style:page-number="1" fo:padding="0in" fo:border="non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background-color="#ffff00"/>
    </style:style>
    <style:style style:name="T3" style:family="text">
      <style:text-properties style:text-underline-style="none"/>
    </style:style>
    <style:style style:name="T4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hryv8lcmynot"/>Spores: Release Process</text:p>
      <text:p text:style-name="P1"/>
      <text:list xml:id="list493745386" text:style-name="WWNum1">
        <text:list-item>
          <text:p text:style-name="P2">Usage of sbt-pgp plugin: <text:a xlink:type="simple" xlink:href="http://www.scala-sbt.org/sbt-pgp/usage.html" text:style-name="ListLabel_20_19" text:visited-style-name="ListLabel_20_19"><text:span text:style-name="T1">http://www.scala-sbt.org/sbt-pgp/usage.html</text:span></text:a></text:p>
        </text:list-item>
        <text:list-item>
          <text:p text:style-name="P2">Sonatype credentials:</text:p>
          <text:list>
            <text:list-item>
              <text:p text:style-name="P4">ssh into chara</text:p>
            </text:list-item>
            <text:list-item>
              <text:p text:style-name="P4">cat /home/linuxsoft/apps/hudson-maven-settings/settings.xml</text:p>
            </text:list-item>
            <text:list-item>
              <text:p text:style-name="P4">paste contents of the file into a new file inside the project root directory, also called "settings.xml"</text:p>
            </text:list-item>
          </text:list>
        </text:list-item>
        <text:list-item>
          <text:p text:style-name="P2">In general (already set correctly in the sbt build):</text:p>
          <text:list>
            <text:list-item>
              <text:p text:style-name="P4">group ID should be org.scala-lang.modules.&lt;project&gt;</text:p>
            </text:list-item>
          </text:list>
        </text:list-item>
      </text:list>
      <text:p text:style-name="P6"><text:bookmark text:name="_nxzjpbb3nf12"/>Step-By-Step Instructions</text:p>
      <text:list xml:id="list2804880599" text:style-name="WWNum2">
        <text:list-item>
          <text:p text:style-name="P3"><text:span text:style-name="T4">add commit which sets version number</text:span></text:p>
        </text:list-item>
        <text:list-item>
          <text:p text:style-name="P3"><text:span text:style-name="T4">tag release version</text:span> (see <text:a xlink:type="simple" xlink:href="http://git-scm.com/book/en/v2/Git-Basics-Tagging" text:style-name="ListLabel_20_19" text:visited-style-name="ListLabel_20_19"><text:span text:style-name="T1">http://git-scm.com/book/en/v2/Git-Basics-Tagging</text:span></text:a>)</text:p>
          <text:list>
            <text:list-item>
              <text:p text:style-name="P5">git tag v0.2.0</text:p>
            </text:list-item>
            <text:list-item>
              <text:p text:style-name="P5">git push origin v0.2.0</text:p>
            </text:list-item>
          </text:list>
        </text:list-item>
        <text:list-item>
          <text:p text:style-name="P3"><text:span text:style-name="T4">enable sbt-pgp plugin globally (version 1.0.0)</text:span></text:p>
          <text:list>
            <text:list-item>
              <text:p text:style-name="P5">add to ~/.sbt/0.13/plugins/plugins.sbt: addSbtPlugin("com.jsuereth" % "sbt-pgp" % "1.0.0")</text:p>
            </text:list-item>
          </text:list>
        </text:list-item>
        <text:list-item>
          <text:p text:style-name="P3"><text:span text:style-name="T4">git checkout &lt;tag&gt;</text:span> (e.g., v0.8.0_2.10)</text:p>
        </text:list-item>
        <text:list-item>
          <text:p text:style-name="P3"><text:span text:style-name="T4">sbt -Dmaven.settings.file=settings.xml</text:span></text:p>
        </text:list-item>
        <text:list-item>
          <text:p text:style-name="P3"><text:span text:style-name="T4">&gt; project spores-core (repeat the following for spores-pickling)</text:span></text:p>
        </text:list-item>
        <text:list-item>
          <text:p text:style-name="P3"><text:span text:style-name="T4">&gt; clean</text:span></text:p>
        </text:list-item>
        <text:list-item>
          <text:p text:style-name="P3"><text:span text:style-name="T4">&gt; publish-local-signed</text:span> to check everything works locally (will not do anything remotely)</text:p>
        </text:list-item>
        <text:list-item>
          <text:p text:style-name="P3">public key needs to be uploaded to a keyserver (<text:span text:style-name="T4">pgp-cmd send-key &lt;key id&gt; hkp://</text:span><text:a xlink:type="simple" xlink:href="http://keyserver.ubuntu.com" text:style-name="ListLabel_20_20" text:visited-style-name="ListLabel_20_20"><text:span text:style-name="T2">keyserver.ubuntu.com</text:span></text:a>)</text:p>
          <text:list>
            <text:list-item>
              <text:p text:style-name="P5">for &lt;key id&gt; you can use either your full name as you specified it, or your "email"</text:p>
            </text:list-item>
            <text:list-item>
              <text:p text:style-name="P5">can always check to see if it's uploaded: <text:a xlink:type="simple" xlink:href="http://keyserver.ubuntu.com:11371/" text:style-name="ListLabel_20_19" text:visited-style-name="ListLabel_20_19"><text:span text:style-name="T1">http://keyserver.ubuntu.com:11371/</text:span></text:a></text:p>
            </text:list-item>
            <text:list-item>
              <text:p text:style-name="P5">Heather's key id: <text:a xlink:type="simple" xlink:href="https://pgp.mit.edu/pks/lookup?op=get&amp;search=0x28D0BE5FB9DAB680" text:style-name="ListLabel_20_19" text:visited-style-name="ListLabel_20_19"><text:span text:style-name="T1">28d0be5fb9dab680</text:span></text:a></text:p>
            </text:list-item>
          </text:list>
        </text:list-item>
        <text:list-item>
          <text:p text:style-name="P3"><text:soft-page-break/>can export public key on sbt prompt: <text:span text:style-name="T4">pgp-cmd export-pub-key &lt;id&gt;</text:span></text:p>
        </text:list-item>
        <text:list-item>
          <text:p text:style-name="P3"><text:span text:style-name="T4">&gt; publish-signed</text:span></text:p>
        </text:list-item>
        <text:list-item>
          <text:p text:style-name="P3">login to sonatype (<text:a xlink:type="simple" xlink:href="https://oss.sonatype.org/" text:style-name="ListLabel_20_19" text:visited-style-name="ListLabel_20_19"><text:span text:style-name="T1">https://oss.sonatype.org/</text:span></text:a>), user "lamp"</text:p>
        </text:list-item>
        <text:list-item>
          <text:p text:style-name="P3">go to staging repos</text:p>
        </text:list-item>
        <text:list-item>
          <text:p text:style-name="P3">you should see the buttons refresh, close, drop</text:p>
          <text:list>
            <text:list-item>
              <text:p text:style-name="P5">in the upper part</text:p>
            </text:list-item>
            <text:list-item>
              <text:p text:style-name="P5">right below the tab "staging repos"</text:p>
            </text:list-item>
          </text:list>
        </text:list-item>
        <text:list-item>
          <text:p text:style-name="P3">select repo and <text:span text:style-name="T4">push the "close" button</text:span></text:p>
          <text:list>
            <text:list-item>
              <text:p text:style-name="P5">that will run some checks</text:p>
            </text:list-item>
            <text:list-item>
              <text:p text:style-name="P5">you can keep the desc empty</text:p>
            </text:list-item>
          </text:list>
        </text:list-item>
        <text:list-item>
          <text:p text:style-name="P3">the "release" button is now enabled</text:p>
          <text:list>
            <text:list-item>
              <text:p text:style-name="P5">right below the "staging repos" tab</text:p>
            </text:list-item>
            <text:list-item>
              <text:p text:style-name="P5"><text:span text:style-name="T4">after pushing it, the artifacts will be propagated to maven central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 fo:background-color="#ffff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269" meta:character-count="1747" meta:non-whitespace-character-count="1550"/>
    <meta:generator>LibreOfficeDev/6.0.5.2$Linux_X86_64 LibreOffice_project/</meta:generator>
  </office:meta>
</office:document-meta>
</file>